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25-01-0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24-02-1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23-01-26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20-12-0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9-12-04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9-02-07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7-12-2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7-01-0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6-01-22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5-01-19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4-02-2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3-01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2-01-05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10-12-15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9-12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9-01-14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8-02-04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7-01-31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6-01-24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5-01-26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4-02-06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3-01-1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2-01-1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1-01-0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2000-01-11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050953522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